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484in" style:rel-column-width="14041*"/>
    </style:style>
    <style:style style:name="Table1.B" style:family="table-column">
      <style:table-column-properties style:column-width="1.484in" style:rel-column-width="14044*"/>
    </style:style>
    <style:style style:name="Table1.C" style:family="table-column">
      <style:table-column-properties style:column-width="0.9896in" style:rel-column-width="9362*"/>
    </style:style>
    <style:style style:name="Table1.D" style:family="table-column">
      <style:table-column-properties style:column-width="0.9889in" style:rel-column-width="9361*"/>
    </style:style>
    <style:style style:name="Table1.F" style:family="table-column">
      <style:table-column-properties style:column-width="0.9896in" style:rel-column-width="936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/>
      <style:text-properties officeooo:rsid="00000098" officeooo:paragraph-rsid="00000098"/>
    </style:style>
    <style:style style:name="P2" style:family="paragraph" style:parent-style-name="Text_20_body">
      <style:paragraph-properties fo:text-align="center" style:justify-single-word="false"/>
      <style:text-properties officeooo:paragraph-rsid="00000098"/>
    </style:style>
    <style:style style:name="P3" style:family="paragraph" style:parent-style-name="Text_20_body">
      <style:paragraph-properties fo:text-align="start" style:justify-single-word="false"/>
      <style:text-properties officeooo:rsid="000911f2" officeooo:paragraph-rsid="000911f2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  <style:text-properties officeooo:rsid="00000098" officeooo:paragraph-rsid="00000098"/>
    </style:style>
    <style:style style:name="P6" style:family="paragraph" style:parent-style-name="Heading_20_2">
      <style:paragraph-properties fo:text-align="center" style:justify-single-word="false"/>
      <style:text-properties officeooo:rsid="00000098" officeooo:paragraph-rsid="00000098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0122808"/>
    </style:style>
    <style:style style:name="P9" style:family="paragraph" style:parent-style-name="Table_20_Contents">
      <style:paragraph-properties fo:text-align="start" style:justify-single-word="false"/>
      <style:text-properties officeooo:rsid="00122808" officeooo:paragraph-rsid="00122808"/>
    </style:style>
    <style:style style:name="T1" style:family="text">
      <style:text-properties fo:font-size="10pt" fo:font-style="italic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fa31e"/>
    </style:style>
    <style:style style:name="T4" style:family="text">
      <style:text-properties officeooo:rsid="0012280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 text:is-list-header="true">Math <text:span text:style-name="T4">123</text:span> Questionnaire</text:h>
      <text:p text:style-name="P2"/>
      <text:p text:style-name="P1">Name: <text:tab/><text:tab/><text:tab/><text:tab/><text:tab/><text:tab/><text:tab/><text:tab/>Email:</text:p>
      <text:p text:style-name="P1">Dorm:<text:tab/><text:tab/><text:tab/><text:tab/><text:tab/><text:tab/><text:tab/><text:tab/>Hometown:</text:p>
      <text:p text:style-name="P1">Expected graduation date:<text:tab/><text:tab/><text:tab/><text:tab/><text:tab/>(Expected) concentration:</text:p>
      <text:p text:style-name="P1"/>
      <text:p text:style-name="P1"><text:span text:style-name="T4">Main m</text:span>ath classes taken, when, and where:</text:p>
      <text:p text:style-name="P1"/>
      <text:p text:style-name="P1"/>
      <text:p text:style-name="P1">Other classes you are taking this term:</text:p>
      <text:p text:style-name="P1"/>
      <text:p text:style-name="P3">Why are you taking <text:span text:style-name="T4">123</text:span>?</text:p>
      <text:p text:style-name="P1"/>
      <text:p text:style-name="P1">Extra-curricular interests:</text:p>
      <text:p text:style-name="P1"/>
      <text:p text:style-name="P1">Something amusing or interesting about yourself?</text:p>
      <text:p text:style-name="P1"/>
      <text:p text:style-name="P1">Indicate the times that you expect to be <text:span text:style-name="T2">busy</text:span> on the chart below. <text:span text:style-name="T1">(this is to help schedule office hours)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9-10a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0-11a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1am-12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2-1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1-2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2-3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3-4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5">4-5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8"/>
          </table:table-cell>
        </table:table-row>
        <table:table-row>
          <table:table-cell table:style-name="Table1.A2" office:value-type="string">
            <text:p text:style-name="P9">5-6pm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8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3:34:15.229309732</meta:creation-date>
    <dc:date>2020-01-24T17:22:48.369320145</dc:date>
    <meta:editing-duration>PT10M14S</meta:editing-duration>
    <meta:editing-cycles>5</meta:editing-cycles>
    <meta:generator>LibreOffice/4.3.3.2$Linux_X86_64 LibreOffice_project/430m0$Build-2</meta:generator>
    <meta:document-statistic meta:table-count="1" meta:image-count="0" meta:object-count="0" meta:page-count="1" meta:paragraph-count="24" meta:word-count="73" meta:character-count="491" meta:non-whitespace-character-count="423"/>
  </office:meta>
</office:document-meta>
</file>